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StarSymbol" svg:font-family="StarSymbol"/>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4.136cm" table:align="center" style:writing-mode="lr-tb"/>
    </style:style>
    <style:style style:name="Tabla1.A" style:family="table-column">
      <style:table-column-properties style:column-width="2.778cm"/>
    </style:style>
    <style:style style:name="Tabla1.B" style:family="table-column">
      <style:table-column-properties style:column-width="3.508cm"/>
    </style:style>
    <style:style style:name="Tabla1.C" style:family="table-column">
      <style:table-column-properties style:column-width="7.849cm"/>
    </style:style>
    <style:style style:name="Tabla1.1" style:family="table-row">
      <style:table-row-properties style:keep-together="true" fo:keep-together="auto"/>
    </style:style>
    <style:style style:name="Tabla1.A1" style:family="table-cell">
      <style:table-cell-properties style:vertical-align="middle" fo:background-color="transparent" style:border-line-width-left="0.002cm 0.088cm 0.002cm" style:border-line-width-top="0.002cm 0.088cm 0.002cm" style:border-line-width-bottom="0.002cm 0.088cm 0.002cm" fo:padding="0.071cm" fo:border-left="0.092cm double #c0c0c0" fo:border-right="none" fo:border-top="0.092cm double #c0c0c0" fo:border-bottom="0.092cm double #c0c0c0" style:writing-mode="lr-tb">
        <style:background-image/>
      </style:table-cell-properties>
    </style:style>
    <style:style style:name="Tabla1.C1" style:family="table-cell">
      <style:table-cell-properties style:vertical-align="middle" fo:background-color="transparent" style:border-line-width="0.002cm 0.088cm 0.002cm" fo:padding="0.071cm" fo:border="0.092cm double #c0c0c0" style:writing-mode="lr-tb">
        <style:background-image/>
      </style:table-cell-properties>
    </style:style>
    <style:style style:name="Tabla1.A2" style:family="table-cell">
      <style:table-cell-properties style:vertical-align="middle" fo:background-color="transparent" style:border-line-width-left="0.002cm 0.088cm 0.002cm" style:border-line-width-bottom="0.002cm 0.088cm 0.002cm" fo:padding="0.071cm" fo:border-left="0.092cm double #c0c0c0" fo:border-right="none" fo:border-top="none" fo:border-bottom="0.092cm double #c0c0c0" style:writing-mode="lr-tb">
        <style:background-image/>
      </style:table-cell-properties>
    </style:style>
    <style:style style:name="Tabla1.C2" style:family="table-cell">
      <style:table-cell-properties style:vertical-align="middle" fo:background-color="transparent" style:border-line-width-left="0.002cm 0.088cm 0.002cm" style:border-line-width-right="0.002cm 0.088cm 0.002cm" style:border-line-width-bottom="0.002cm 0.088cm 0.002cm" fo:padding="0.071cm" fo:border-left="0.092cm double #c0c0c0" fo:border-right="0.092cm double #c0c0c0" fo:border-top="none" fo:border-bottom="0.092cm double #c0c0c0" style:writing-mode="lr-tb">
        <style:background-image/>
      </style:table-cell-properties>
    </style:style>
    <style:style style:name="Tabla2" style:family="table">
      <style:table-properties style:width="14.136cm" table:align="center" style:writing-mode="lr-tb"/>
    </style:style>
    <style:style style:name="Tabla2.A" style:family="table-column">
      <style:table-column-properties style:column-width="3.226cm"/>
    </style:style>
    <style:style style:name="Tabla2.B" style:family="table-column">
      <style:table-column-properties style:column-width="2.658cm"/>
    </style:style>
    <style:style style:name="Tabla2.C" style:family="table-column">
      <style:table-column-properties style:column-width="4.18cm"/>
    </style:style>
    <style:style style:name="Tabla2.D" style:family="table-column">
      <style:table-column-properties style:column-width="4.071cm"/>
    </style:style>
    <style:style style:name="Tabla2.1" style:family="table-row">
      <style:table-row-properties style:keep-together="true" fo:keep-together="auto"/>
    </style:style>
    <style:style style:name="Tabla2.A1" style:family="table-cell">
      <style:table-cell-properties style:vertical-align="middle" fo:background-color="transparent" style:border-line-width-left="0.002cm 0.088cm 0.002cm" style:border-line-width-top="0.002cm 0.088cm 0.002cm" style:border-line-width-bottom="0.002cm 0.088cm 0.002cm" fo:padding="0.071cm" fo:border-left="0.092cm double #c0c0c0" fo:border-right="none" fo:border-top="0.092cm double #c0c0c0" fo:border-bottom="0.092cm double #c0c0c0" style:writing-mode="lr-tb">
        <style:background-image/>
      </style:table-cell-properties>
    </style:style>
    <style:style style:name="Tabla2.D1" style:family="table-cell">
      <style:table-cell-properties style:vertical-align="middle" fo:background-color="transparent" style:border-line-width="0.002cm 0.088cm 0.002cm" fo:padding="0.071cm" fo:border="0.092cm double #c0c0c0" style:writing-mode="lr-tb">
        <style:background-image/>
      </style:table-cell-properties>
    </style:style>
    <style:style style:name="Tabla2.A2" style:family="table-cell">
      <style:table-cell-properties style:vertical-align="middle" fo:background-color="transparent" style:border-line-width-left="0.002cm 0.088cm 0.002cm" style:border-line-width-bottom="0.002cm 0.088cm 0.002cm" fo:padding="0.071cm" fo:border-left="0.092cm double #c0c0c0" fo:border-right="none" fo:border-top="none" fo:border-bottom="0.092cm double #c0c0c0" style:writing-mode="lr-tb">
        <style:background-image/>
      </style:table-cell-properties>
    </style:style>
    <style:style style:name="Tabla2.D2" style:family="table-cell">
      <style:table-cell-properties style:vertical-align="middle" fo:background-color="transparent" style:border-line-width-left="0.002cm 0.088cm 0.002cm" style:border-line-width-right="0.002cm 0.088cm 0.002cm" style:border-line-width-bottom="0.002cm 0.088cm 0.002cm" fo:padding="0.071cm" fo:border-left="0.092cm double #c0c0c0" fo:border-right="0.092cm double #c0c0c0" fo:border-top="none" fo:border-bottom="0.092cm double #c0c0c0" style:writing-mode="lr-tb">
        <style:background-image/>
      </style:table-cell-properties>
    </style:style>
    <style:style style:name="P1" style:family="paragraph" style:parent-style-name="Standard">
      <style:paragraph-properties fo:text-align="justify" style:justify-single-word="false"/>
      <style:text-properties style:font-name="Times New Roman"/>
    </style:style>
    <style:style style:name="P2" style:family="paragraph" style:parent-style-name="Standard">
      <style:paragraph-properties fo:text-align="justify" style:justify-single-word="false"/>
      <style:text-properties style:font-name="Times New Roman" fo:font-weight="bold" style:font-weight-asian="bold"/>
    </style:style>
    <style:style style:name="P3" style:family="paragraph" style:parent-style-name="Standard">
      <style:paragraph-properties style:snap-to-layout-grid="false"/>
      <style:text-properties style:font-name="Times New Roman" fo:font-size="10pt" style:font-size-asian="10pt"/>
    </style:style>
    <style:style style:name="P4" style:family="paragraph" style:parent-style-name="Standard">
      <style:paragraph-properties fo:text-align="justify" style:justify-single-word="false"/>
      <style:text-properties style:font-name="Times New Roman" fo:font-size="14pt" style:font-size-asian="14pt"/>
    </style:style>
    <style:style style:name="P5" style:family="paragraph" style:parent-style-name="Standard">
      <style:paragraph-properties fo:text-align="justify" style:justify-single-word="false"/>
      <style:text-properties fo:color="#000000" style:font-name="Times New Roman"/>
    </style:style>
    <style:style style:name="P6" style:family="paragraph" style:parent-style-name="Standard">
      <style:paragraph-properties fo:text-align="justify" style:justify-single-word="false"/>
      <style:text-properties fo:color="#000000" style:font-name="Times New Roman" fo:font-size="13pt" style:font-size-asian="13pt"/>
    </style:style>
    <style:style style:name="P7" style:family="paragraph" style:parent-style-name="Standard">
      <style:paragraph-properties fo:text-align="center" style:justify-single-word="false"/>
      <style:text-properties fo:color="#000000" style:font-name="Times New Roman"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margin-left="1.249cm" fo:margin-right="0cm" fo:text-align="justify" style:justify-single-word="false" fo:text-indent="0cm" style:auto-text-indent="false"/>
      <style:text-properties style:font-name="Times New Roman" fo:font-weight="bold" style:font-weight-asian="bold"/>
    </style:style>
    <style:style style:name="P12" style:family="paragraph" style:parent-style-name="Standard">
      <style:paragraph-properties fo:text-align="justify" style:justify-single-word="false" fo:break-before="page"/>
      <style:text-properties fo:color="#000000" style:font-name="Times New Roman" fo:font-size="13pt" style:font-size-asian="13pt"/>
    </style:style>
    <style:style style:name="P13" style:family="paragraph" style:parent-style-name="Text_20_body_20_indent">
      <style:paragraph-properties fo:margin-left="0cm" fo:margin-right="0cm" fo:text-indent="0cm" style:auto-text-indent="false"/>
    </style:style>
    <style:style style:name="P14" style:family="paragraph" style:parent-style-name="Standard" style:list-style-name="WW8Num56">
      <style:paragraph-properties fo:text-align="justify" style:justify-single-word="false"/>
    </style:style>
    <style:style style:name="P15" style:family="paragraph" style:parent-style-name="Standard" style:list-style-name="WW8Num19">
      <style:paragraph-properties fo:text-align="justify" style:justify-single-word="false"/>
    </style:style>
    <style:style style:name="P16" style:family="paragraph" style:parent-style-name="Standard" style:list-style-name="WW8Num56">
      <style:paragraph-properties fo:text-align="justify" style:justify-single-word="false"/>
      <style:text-properties style:font-name="Times New Roman" fo:font-weight="bold" style:font-weight-asian="bold"/>
    </style:style>
    <style:style style:name="P17" style:family="paragraph" style:parent-style-name="Standard" style:list-style-name="WW8Num19">
      <style:paragraph-properties fo:text-align="justify" style:justify-single-word="false"/>
      <style:text-properties style:font-name="Times New Roman"/>
    </style:style>
    <style:style style:name="P18" style:family="paragraph" style:parent-style-name="Texto_20_independiente_20_3" style:list-style-name="WW8Num12"/>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ize="10pt" style:font-size-asian="10pt"/>
    </style:style>
    <style:style style:name="T4" style:family="text">
      <style:text-properties style:font-name="Times New Roman" fo:font-style="italic" style:font-style-asian="italic"/>
    </style:style>
    <style:style style:name="T5" style:family="text">
      <style:text-properties fo:color="#000000"/>
    </style:style>
    <style:style style:name="T6" style:family="text">
      <style:text-properties fo:color="#000000" style:font-name="Times New Roman"/>
    </style:style>
    <style:style style:name="T7" style:family="text">
      <style:text-properties fo:color="#000000"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mparación del Coste Total de Propiedad entre Software Libre y Privativo</text:h>
      <text:p text:style-name="Texto_20_independiente_20_3"/>
      <text:p text:style-name="Texto_20_independiente_20_3"/>
      <text:p text:style-name="Texto_20_independiente_20_3">En este apartado vamos qué aspectos deben tenerse en cuenta para comparar el TCO entre Software Libre y Software Privativo. Además veremos algunas referencias a estudios que ya se han efectuado de comparación de TCO.</text:p>
      <text:p text:style-name="Texto_20_independiente_20_3"/>
      <text:p text:style-name="Texto_20_independiente_20_3"><text:bookmark-start text:name="OLE_LINK73"/>Para determinar el TCO se deben identificar y estimar todos los costos del modelo incluidos los costos de administración, de actualización, costos de soporte técnico, costos de operaciones del usuario final, etc. <text:bookmark-end text:name="OLE_LINK73"/>La « Computer Sciences Corporation » ha estudiado los costos del SL identificando como factores más importantes del TCO para SL en comparación con SP : </text:p>
      <text:p text:style-name="Texto_20_independiente_20_3"/>
      <text:list xml:id="list2091729721" text:style-name="WW8Num12">
        <text:list-item text:start-value="1">
          <text:p text:style-name="P18">Costes de Hardware. Incluido el coste de adquisición y los costes de mantenimiento.</text:p>
        </text:list-item>
        <text:list-item>
          <text:p text:style-name="P18">Costes directo de Software. Incluido el coste de adquisición, soporte y mantenimiento.</text:p>
        </text:list-item>
        <text:list-item>
          <text:p text:style-name="P18">Costes indirectos de Software. Especialmente los costes relacionados con el mantenimiento de las licencias.</text:p>
        </text:list-item>
        <text:list-item>
          <text:p text:style-name="P18">Costes de personal. Incluye los costes de instaladores, administradores y personal especializado.</text:p>
        </text:list-item>
        <text:list-item>
          <text:p text:style-name="P18">Coste de soporte. Relacionado con los costes de soporte de toda la plataforma que adquiere el nuevo producto y su impacto.</text:p>
        </text:list-item>
        <text:list-item>
          <text:p text:style-name="P18">Coste de caídas. Incluye los costes ante una caída de los sistemas. <text:s/></text:p>
        </text:list-item>
      </text:list>
      <text:p text:style-name="P5"/>
      <text:p text:style-name="P1"/>
      <text:p text:style-name="P8"><text:span text:style-name="T1">Aunque el TCO es un método común como referencia para adquirir software puede llegar a ser confuso para algunos software específicos, especialmente para el SP puesto que los usuarios no son propietarios del software que usan y, por tanto, no tienen derechos de propiedad. Es más acertado decir que los usuarios de SP lo que hacen es « alquilar » el software, por tanto, sería apropiado nombrar, en lugar de TCO o C</text:span><text:span text:style-name="T6">oste Total de Propiedad « coste total de alquiler o de uso ». Siempre y cuando no se llegue a un acuerdo sobre la trasferencia de los derechos de Copyright el usuario que adquiere un SP no es propietario del mismo y está limitado por las condiciones de la licencia para su uso. Sin embargo, cuando se adquiere un producto físico normalmente tienes derechos ilimitados para usarlo, modificarlo, revenderlo, etc, a diferencia de la compra de un SP.</text:span></text:p>
      <text:p text:style-name="P5"/>
      <text:p text:style-name="P5">Existe una gran número de productos SP que se venden para usar por un determinado período de tiempo. Aunque hay muchos SP que se venden con un solo coste de adquisición estos programas están sometidos a recurrentes gastos como actualizaciones por adaptaciones a nuevo hardware, por nuevas versiones de Sistemas operativos o por compatibilidades con otros software, además de los permanentes gastos de soporte. </text:p>
      <text:p text:style-name="P1"/>
      <text:p text:style-name="P1">El impago de estos costes no sólo implica el dejar de usar el producto sino que, además, impide el acceso a los documentos que este producto genera con información fundamental para el usuario, con lo que, indirectamente, el usuario deja de ser propietario de su propia información.</text:p>
      <text:p text:style-name="P1"/>
      <text:p text:style-name="P1">Los usuarios de SL tampoco serían exactamente propietarios del software, y probablemente pueden tener los mismos gastos que en el SP, como el soporte y mantenimiento. Sin embargo, los derechos de los usuarios de SL están garantizados ya que pueden usar, entender, modificar y redistribuir el software en cualquier momento estando más cercano al concepto de ser « propietarios » del software.</text:p>
      <text:p text:style-name="P1"/>
      <text:p text:style-name="P8"><text:span text:style-name="T1">Existes otros problemas asociados al hecho de no ser « propietario » del Software como el </text:span><text:soft-page-break/><text:span text:style-name="T1">mantenimiento. Si una compañía de software deja el negocio, se pierde el valor del software comprado. Por tanto, cuando se estima el valor del software que se va a comprar debe de tenerse en cuenta este hecho además del soporte en el futuro y el de las actualizaciones. </text:span><text:span text:style-name="T6">Lefkowitz (2005) afirma que el precio del SL divide el costo del valor inicial y el valor de la opción al mantenimiento futuro convirtiendo la garantía del mantenimiento y mejoramiento futuro en opciones, por tanto, en lugar de tener un único proveedor se genera un mercado de terceros con estas opciones.</text:span></text:p>
      <text:p text:style-name="P1"/>
      <text:p text:style-name="P1"><text:bookmark-start text:name="OLE_LINK74"/>SL tiene muchas ventajas en costes en diferentes categorías donde tienen TCO más bajo.</text:p>
      <text:p text:style-name="P1"/>
      <text:p text:style-name="P1"/>
      <text:list xml:id="list1580038845" text:style-name="WW8Num56">
        <text:list-item>
          <text:p text:style-name="P14"><text:span text:style-name="T2">SL tiene un coste más bajo para la adquisición inicial</text:span><text:span text:style-name="T1">. </text:span><text:bookmark-end text:name="OLE_LINK74"/></text:p>
        </text:list-item>
      </text:list>
      <text:p text:style-name="P2"/>
      <text:p text:style-name="P1">El SL no es gratis porque existen los costos de documentación, soporte, formación, administración del sistema, etc, igual que en el caso de SP. En muchos casos los actuales programas de SL pueden adquirirse gratis descargándolos de Internet. Sin embargo, en muchos casos los clientes prefieren pagar una pequeña cantidad por una distribución en paquetes con CD-ROM, documentación y soporte. Incluso en estos casos el coste de adquisición del SL es inferior al SP.</text:p>
      <text:p text:style-name="P11"/>
      <text:p text:style-name="P13">Vemos un ejemplo donde examinamos los diferentes precios para configurar un servidor con C++ y RDBMS. Usando los precios de la <text:bookmark-start text:name="OLE_LINK35"/>« Global Computing Supplies » <text:span text:style-name="T5">(Suwanee, GA), September 2000</text:span> <text:bookmark-end text:name="OLE_LINK35"/>vemos un resumen de los precios en la Tabla 3.1.</text:p>
      <text:p text:style-name="P6"/>
      <text:p text:style-name="P12"/>
      <text:p text:style-name="P6"/>
      <text:p text:style-name="P7">Tabla 3.1: Comparación de precios</text:p>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 </text:p>
          </table:table-cell>
          <table:table-cell table:style-name="Tabla1.A1" office:value-type="string">
            <text:p text:style-name="P3">Microsoft Windows 2000</text:p>
          </table:table-cell>
          <table:table-cell table:style-name="Tabla1.C1" office:value-type="string">
            <text:p text:style-name="P3">Red Hat Linux</text:p>
          </table:table-cell>
        </table:table-row>
        <table:table-row table:style-name="Tabla1.1">
          <table:table-cell table:style-name="Tabla1.A2" office:value-type="string">
            <text:p text:style-name="P3">Operating System</text:p>
          </table:table-cell>
          <table:table-cell table:style-name="Tabla1.A2" office:value-type="string">
            <text:p text:style-name="P3">$1510 (25 client)</text:p>
          </table:table-cell>
          <table:table-cell table:style-name="Tabla1.C2" office:value-type="string">
            <text:p text:style-name="P3">$29 (standard), $76 deluxe, $156 professional (all unlimited)</text:p>
          </table:table-cell>
        </table:table-row>
        <table:table-row table:style-name="Tabla1.1">
          <table:table-cell table:style-name="Tabla1.A2" office:value-type="string">
            <text:p text:style-name="P3">Email Server</text:p>
          </table:table-cell>
          <table:table-cell table:style-name="Tabla1.A2" office:value-type="string">
            <text:p text:style-name="P3">$1300 (10 client)</text:p>
          </table:table-cell>
          <table:table-cell table:style-name="Tabla1.C2" office:value-type="string">
            <text:p text:style-name="P3">included (unlimited)</text:p>
          </table:table-cell>
        </table:table-row>
        <table:table-row table:style-name="Tabla1.1">
          <table:table-cell table:style-name="Tabla1.A2" office:value-type="string">
            <text:p text:style-name="P3">RDBMS Server</text:p>
          </table:table-cell>
          <table:table-cell table:style-name="Tabla1.A2" office:value-type="string">
            <text:p text:style-name="P3">$2100 (10 CALs)</text:p>
          </table:table-cell>
          <table:table-cell table:style-name="Tabla1.C2" office:value-type="string">
            <text:p text:style-name="P3">included (unlimited)</text:p>
          </table:table-cell>
        </table:table-row>
        <table:table-row table:style-name="Tabla1.1">
          <table:table-cell table:style-name="Tabla1.A2" office:value-type="string">
            <text:p text:style-name="P3">C++ Development</text:p>
          </table:table-cell>
          <table:table-cell table:style-name="Tabla1.A2" office:value-type="string">
            <text:p text:style-name="P3">$500</text:p>
          </table:table-cell>
          <table:table-cell table:style-name="Tabla1.C2" office:value-type="string">
            <text:p text:style-name="P3">Included</text:p>
          </table:table-cell>
        </table:table-row>
      </table:table>
      <text:p text:style-name="P9"><text:span text:style-name="T7">Fuente : </text:span><text:span text:style-name="T3">« Global Computing Supplies » </text:span><text:span text:style-name="T7">(Suwanee, GA), September 2000</text:span></text:p>
      <text:p text:style-name="P1"/>
      <text:p text:style-name="P1"/>
      <text:p text:style-name="P1"/>
      <text:p text:style-name="P1"/>
      <text:p text:style-name="P8"><text:span text:style-name="T1">Un servidor web público </text:span><text:span text:style-name="T6">con Windows 2000 y RDBMS puede costar $3610 ($1510+$2100) mientras que un servidor web con Red Hat Linux’s $156. Un servidor de intranet con Windows 2000 y un servidor de email puede costar $2810 ($1510+$1300) mientras que con Red Hat Linux’s copstaría $76.</text:span></text:p>
      <text:p text:style-name="P5"/>
      <text:p text:style-name="P5">Además, el servidor GNU/Linux tiene otras funcionalidades que no contienen el SP, además de un número ilimitado de licencias. </text:p>
      <text:p text:style-name="P5"/>
      <text:p text:style-name="Texto_20_independiente_20_3">Vemos otro ejemplo de análisis comparativo entre GNU/Linux y Windows de <text:bookmark-start text:name="OLE_LINK34"/>« Linux vs. Windows: The Bottom Line by <text:bookmark-start text:name="OLE_LINK36"/>Cybersource Pty Ltd <text:bookmark-end text:name="OLE_LINK36"/>». Resumimos algunos resultados del 2001en la Tabla 3.2.</text:p>
      <text:p text:style-name="P5"/>
      <text:p text:style-name="P6"/>
      <text:p text:style-name="P6"/>
      <text:p text:style-name="P6"/>
      <text:p text:style-name="P7"><text:bookmark-end text:name="OLE_LINK34"/>Tabla 3.2: Comparación de precios “Linux vs Windows”</text:p>
      <text:p text:style-name="P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 </text:p>
          </table:table-cell>
          <table:table-cell table:style-name="Tabla2.A1" office:value-type="string">
            <text:p text:style-name="P3">Microsoft Solution</text:p>
          </table:table-cell>
          <table:table-cell table:style-name="Tabla2.A1" office:value-type="string">
            <text:p text:style-name="P3">OSS/FS (GNU/Linux) Solution</text:p>
          </table:table-cell>
          <table:table-cell table:style-name="Tabla2.D1" office:value-type="string">
            <text:p text:style-name="P3">Savings by using GNU/Linux</text:p>
          </table:table-cell>
        </table:table-row>
        <table:table-row table:style-name="Tabla2.1">
          <table:table-cell table:style-name="Tabla2.A2" office:value-type="string">
            <text:p text:style-name="P3">Company A (50 users)</text:p>
          </table:table-cell>
          <table:table-cell table:style-name="Tabla2.A2" office:value-type="string">
            <text:p text:style-name="P3">$69,987</text:p>
          </table:table-cell>
          <table:table-cell table:style-name="Tabla2.A2" office:value-type="string">
            <text:p text:style-name="P3">$80</text:p>
          </table:table-cell>
          <table:table-cell table:style-name="Tabla2.D2" office:value-type="string">
            <text:p text:style-name="P3">$69,907</text:p>
          </table:table-cell>
        </table:table-row>
        <table:table-row table:style-name="Tabla2.1">
          <table:table-cell table:style-name="Tabla2.A2" office:value-type="string">
            <text:p text:style-name="P3">Company B (100 users)</text:p>
          </table:table-cell>
          <table:table-cell table:style-name="Tabla2.A2" office:value-type="string">
            <text:p text:style-name="P3">$136,734</text:p>
          </table:table-cell>
          <table:table-cell table:style-name="Tabla2.A2" office:value-type="string">
            <text:p text:style-name="P3">$80</text:p>
          </table:table-cell>
          <table:table-cell table:style-name="Tabla2.D2" office:value-type="string">
            <text:p text:style-name="P3">$136,654</text:p>
          </table:table-cell>
        </table:table-row>
        <table:table-row table:style-name="Tabla2.1">
          <table:table-cell table:style-name="Tabla2.A2" office:value-type="string">
            <text:p text:style-name="P3">Company C (250 users)</text:p>
          </table:table-cell>
          <table:table-cell table:style-name="Tabla2.A2" office:value-type="string">
            <text:p text:style-name="P3">$282,974</text:p>
          </table:table-cell>
          <table:table-cell table:style-name="Tabla2.A2" office:value-type="string">
            <text:p text:style-name="P3">$80</text:p>
          </table:table-cell>
          <table:table-cell table:style-name="Tabla2.D2" office:value-type="string">
            <text:p text:style-name="P3">$282,894</text:p>
          </table:table-cell>
        </table:table-row>
      </table:table>
      <text:p text:style-name="P9"><text:span text:style-name="T7">Fuente : </text:span><text:span text:style-name="T3">Linux vs. Windows: The Bottom Line by Cybersource Pty Ltd </text:span></text:p>
      <text:p text:style-name="P6"/>
      <text:p text:style-name="P1"/>
      <text:p text:style-name="P1"/>
      <text:p text:style-name="P1"/>
      <text:p text:style-name="P1"/>
      <text:p text:style-name="P1"/>
      <text:p text:style-name="P8"><text:span text:style-name="T1">El estudio de « Consulting Times » demuestra que para los servidores de correo mientras más cantidad de buzones el TCO para tres años con la solución GNU/Linux es significativamente más interesante. Para 50000 buzones la solución SP con Exchange/Intel cuesta $5.4 millones mientras </text:span><text:soft-page-break/><text:span text:style-name="T1">que la </text:span><text:span text:style-name="T6">Linux/IBM(G6) cuesta $3.3 millones. Para <text:s/>5000 buzones, Exchange/Intel cuesta $1.6 millones mientras que una solución SL basada en Groupware sobre IFL cuesta $362,890.</text:span></text:p>
      <text:p text:style-name="P1"/>
      <text:p text:style-name="P1">Existe otros estudios de costos donde hay que tener en cuenta que el precio depende de las funcionalidades que se necesiten para un determinado propósito pero para muchas situaciones la solución basada en SL cuesta bastante menos en adquisición.</text:p>
      <text:p text:style-name="P1"/>
      <text:p text:style-name="P1"/>
      <text:p text:style-name="P1"/>
      <text:list xml:id="list833076384" text:continue-numbering="true" text:style-name="WW8Num56">
        <text:list-item>
          <text:p text:style-name="P16"><text:bookmark-start text:name="OLE_LINK75"/>Actualizaciones y costes de mantenimiento más bajos. <text:bookmark-end text:name="OLE_LINK75"/></text:p>
        </text:list-item>
      </text:list>
      <text:p text:style-name="P1"/>
      <text:p text:style-name="P1">A largo plazo los costes de actualización son más bajos para los sistemas SL. Por ejemplo, una actualización en Microsoft puede llegar a costar la mitad de lo que costó su compra. El cliente está sujeto a un solo proveedor, sin embargo, los sistemas GNU/Linux pueden descargarse de la red o incluso se puede comprar nuevas versiones por precios asequibles inferiores a las actualizaciones de Microsoft.</text:p>
      <text:p text:style-name="P1"/>
      <text:p text:style-name="P1"/>
      <text:p text:style-name="P1"/>
      <text:list xml:id="list373721010" text:continue-numbering="true" text:style-name="WW8Num56">
        <text:list-item>
          <text:p text:style-name="P16"><text:bookmark-start text:name="OLE_LINK76"/>El SL no impone costes para la gestión de licencias, no contiene cláusulas restrictivas y elimina riesgos de licitación. <text:bookmark-end text:name="OLE_LINK76"/></text:p>
        </text:list-item>
      </text:list>
      <text:p text:style-name="P2"/>
      <text:p text:style-name="P1">Existe un negocio en torno a la gestión de licencias. El cliente debe demostrar que ha pagado las licencias bajo el riesgo de fuertes penalizaciones. Esto implica que cualquier organización que posea productos SP tenga que implantar estrictos procesos de gestión de licencias para evitar las penalizaciones que implican gastos adicionales.</text:p>
      <text:p text:style-name="P1"/>
      <text:p text:style-name="P1"/>
      <text:list xml:id="list538561181" text:continue-numbering="true" text:style-name="WW8Num56">
        <text:list-item>
          <text:p text:style-name="P16"><text:bookmark-start text:name="OLE_LINK77"/>Reutilización de Hardware antiguo.<text:bookmark-end text:name="OLE_LINK77"/></text:p>
        </text:list-item>
      </text:list>
      <text:p text:style-name="P2"/>
      <text:p text:style-name="P1">El SL permite que se pueda reutilizar con más facilidad Hardware antiguo lo que implica costos más bajos en hardware o la eliminación del costo de adquirir nuevo hardware. </text:p>
      <text:p text:style-name="P1"/>
      <text:p text:style-name="P1">Existen numerosas experiencias de la creación de « supercomputadoras » re-aprovechando equipos viejos con GNU/Linux. El código abierto permite la actualización de los drivers y otros software de bajo nivel sin la dependencia del proveedor.</text:p>
      <text:p text:style-name="P1"/>
      <text:p text:style-name="P1"/>
      <text:list xml:id="list1062808470" text:continue-numbering="true" text:style-name="WW8Num56">
        <text:list-item>
          <text:p text:style-name="P16"><text:bookmark-start text:name="OLE_LINK78"/>Utilizar el SL como servidor de aplicaciones el coste total de hardware disminuye en varios órdenes de magnitud.</text:p>
        </text:list-item>
      </text:list>
      <text:p text:style-name="P2"><text:bookmark-end text:name="OLE_LINK78"/></text:p>
      <text:p text:style-name="P8"><text:span text:style-name="T1">Un sistema operativo de SL como el GNU/Linux o el BSD no sólo permite que se utilice en estaciones de trabajo con todo las aplicaciones sino que permite montar un servidor de aplicaciones central y a cada usuario se le asigna un equipo viejo con terminales gráficos para conectarse al servidor de aplicaciones central. Esto reduce gastos en equipos hardware y de administración al estar todo centralizado. Existen casos prácticos de ahorro de esta solución como el de Hatfield Library en la Willamette University (</text:span><text:span text:style-name="T6">Linux Journal (2004),</text:span><text:span text:style-name="T1"> Linux Style: Windows PCs vs. X Terminals: A Cost Comparison).</text:span></text:p>
      <text:p text:style-name="P1"/>
      <text:p text:style-name="P1"/>
      <text:p text:style-name="P1"/>
      <text:list xml:id="list2060916004" text:continue-numbering="true" text:style-name="WW8Num56">
        <text:list-item>
          <text:p text:style-name="P16"><text:bookmark-start text:name="OLE_LINK79"/>El aumento de sistemas y hardware la diferencia entre coste inicial y actualizaciones es <text:soft-page-break/>más significativa.</text:p>
        </text:list-item>
      </text:list>
      <text:p text:style-name="P2"><text:bookmark-end text:name="OLE_LINK79"/></text:p>
      <text:p text:style-name="P1">El aumento de servidores aumenta los costes en SP. La mayoría de las licencias de SP aumenta su costo por número de clientes, es decir, se debe de pagar más en licencias si se emplea mayor hardware. </text:p>
      <text:p text:style-name="P1"/>
      <text:p text:style-name="P1"/>
      <text:p text:style-name="P1"><text:bookmark-start text:name="OLE_LINK80"/></text:p>
      <text:list xml:id="list1792428835" text:continue-numbering="true" text:style-name="WW8Num56">
        <text:list-item>
          <text:p text:style-name="P16">Costes más bajos en administración de sistemas.</text:p>
        </text:list-item>
      </text:list>
      <text:p text:style-name="P2"><text:bookmark-end text:name="OLE_LINK80"/></text:p>
      <text:p text:style-name="P1">Los administradores en GNU/Linux hasta ahora son más escasos debido a la extensión en el mercado de Microsoft, eso implica que los gastos por un individuo administrador de sistemas GNU/Linux sean superiores. Sin embargo, las plataformas de GNU/Linux permiten que pocos administradores puedan administrar toda la plataforma, por tanto, requieren un menor número de administradores de sistemas lo que implica costes más bajos para el conjunto de la solución.</text:p>
      <text:p text:style-name="P1"/>
      <text:p text:style-name="P1"/>
      <text:p text:style-name="P1"/>
      <text:p text:style-name="P10">Referencias de estudios de TCO</text:p>
      <text:p text:style-name="P1"/>
      <text:p text:style-name="P1"/>
      <text:p text:style-name="P1">Vamos a ver una serie de referencias a estudios de TCO que se han realizado para comparar SP con SL. Las referencias de estos estudios aparecen en el apartado de bibliografía:</text:p>
      <text:p text:style-name="P1"/>
      <text:list xml:id="list568445184" text:style-name="WW8Num19">
        <text:list-item>
          <text:p text:style-name="P15"><text:span text:style-name="T1">Estudio de </text:span><text:bookmark-start text:name="OLE_LINK38"/><text:span text:style-name="T4">Cybersource</text:span><text:span text:style-name="T1"> 2002 </text:span><text:bookmark-end text:name="OLE_LINK38"/><text:span text:style-name="T1">encontró ahorros de TCO entre 24% y 34% usando SL en lugar de Microsoft’s. En 2004 repitieron los estudios con resultados de ahorros del TCO entre 19% y 36%.</text:span></text:p>
        </text:list-item>
      </text:list>
      <text:p text:style-name="P1"/>
      <text:list xml:id="list2081990581" text:continue-list="list568445184" text:style-name="WW8Num19">
        <text:list-item text:start-value="1">
          <text:p text:style-name="P17">Un estudio en <text:bookmark-start text:name="OLE_LINK39"/>Italia en 2002 <text:bookmark-end text:name="OLE_LINK39"/>encontró que GNU/Linux tiene un TCO 34.84% por debajo de Windows.</text:p>
        </text:list-item>
      </text:list>
      <text:p text:style-name="P1"/>
      <text:list xml:id="list529988541" text:continue-list="list2081990581" text:style-name="WW8Num19">
        <text:list-item text:start-value="1">
          <text:p text:style-name="P15"><text:span text:style-name="T1">En 2003 </text:span><text:bookmark-start text:name="OLE_LINK40"/><text:span text:style-name="T4">Gartner</text:span><text:span text:style-name="T1"> </text:span><text:bookmark-end text:name="OLE_LINK40"/><text:span text:style-name="T1">en un estudio indica que el TCO de Linux o SL en los escritorios depende de la situación de la empresa pero como término medio Linux cuesta menos.</text:span></text:p>
        </text:list-item>
      </text:list>
      <text:p text:style-name="P1"/>
      <text:list xml:id="list2137650612" text:continue-list="list529988541" text:style-name="WW8Num19">
        <text:list-item text:start-value="1">
          <text:p text:style-name="P15"><text:span text:style-name="T1">Un reporte de octubre de </text:span><text:bookmark-start text:name="OLE_LINK41"/><text:span text:style-name="T1">2004 de </text:span><text:span text:style-name="T4">Research and Markets</text:span><text:span text:style-name="T1"> </text:span><text:bookmark-end text:name="OLE_LINK41"/><text:span text:style-name="T1">encuentra un número amplio de casos donde SL consigue un ahorro significativo. </text:span></text:p>
        </text:list-item>
      </text:list>
      <text:p text:style-name="P1"/>
      <text:list xml:id="list1268306976" text:continue-list="list2137650612" text:style-name="WW8Num19">
        <text:list-item text:start-value="1">
          <text:p text:style-name="P15"><text:span text:style-name="T1">El gobierno de Reino Unido, </text:span><text:bookmark-start text:name="OLE_LINK42"/><text:span text:style-name="T4">The UK Government’s British Educational Communications and Technology Association (Becta</text:span><text:bookmark-end text:name="OLE_LINK42"/><text:span text:style-name="T4">),</text:span><text:span text:style-name="T1"> demuestra que el SL puede suponer un ahorro importante en las escuelas de primaria y secundaria.</text:span></text:p>
        </text:list-item>
      </text:list>
      <text:p text:style-name="P1"/>
      <text:list xml:id="list1394278586" text:continue-list="list1268306976" text:style-name="WW8Num19">
        <text:list-item text:start-value="1">
          <text:p text:style-name="P17">Un informe independiente en Dinamarca concluye que aplicar políticas con SL para mejorar el uso de Internet en el sector público puede ahorrar $500 millones en los próximos 10 años. </text:p>
        </text:list-item>
      </text:list>
      <text:p text:style-name="P1"/>
      <text:list xml:id="list1024797034" text:continue-list="list1394278586" text:style-name="WW8Num19">
        <text:list-item text:start-value="1">
          <text:p text:style-name="P15"><text:span text:style-name="T1">En 2005 una encuesta de </text:span><text:bookmark-start text:name="OLE_LINK43"/><text:span text:style-name="T4">Information Week</text:span><text:span text:style-name="T1"> </text:span><text:bookmark-end text:name="OLE_LINK43"/><text:span text:style-name="T1">informa que GNU/Linux es más barato que los sistemas mainframe, Windows y Unix según el 70% de los encuestados.</text:span></text:p>
        </text:list-item>
      </text:list>
      <text:p text:style-name="P4"/>
      <text:p text:style-name="P4"/>
      <text:p text:style-name="P1">Conviene analizar estos estudios con detenimiento ya que parecen fundamentales como referencia para demostrar las hipótesis de esta investigació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StarSymbol" svg:font-family="StarSymbol"/>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Standard" style:default-outline-level="2" style:class="text">
      <style:paragraph-properties fo:keep-with-next="always"/>
      <style:text-properties style:font-name="Times New Roman" fo:font-size="20pt" fo:font-weight="bold" style:font-size-asian="16pt" style:font-weight-asian="bold"/>
    </style:style>
    <style:style style:name="Texto_20_independiente_20_3" style:display-name="Texto independiente 3" style:family="paragraph" style:parent-style-name="Standard">
      <style:paragraph-properties fo:text-align="justify" style:justify-single-word="false"/>
      <style:text-properties fo:color="#000000" style:font-name="Times New Roman"/>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text-properties style:font-name="Times New Roman"/>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2z2" style:family="text">
      <style:text-properties style:font-name="Wingdings"/>
    </style:style>
    <style:style style:name="WW8Num12z3" style:family="text">
      <style:text-properties style:font-name="Symbol"/>
    </style:style>
    <style:style style:name="WW8Num12z1" style:family="text">
      <style:text-properties style:font-name="Courier New"/>
    </style:style>
    <style:style style:name="WW8Num19z0" style:family="text">
      <style:text-properties style:font-name="Times New Roman" style:font-name-asian="Times"/>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Times New Roman"/>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9T16:59:38</meta:creation-date>
    <meta:editing-duration>P0D</meta:editing-duration>
    <meta:editing-cycles>1</meta:editing-cycles>
    <meta:generator>LibreOffice/3.3$Linux LibreOffice_project/330m19$Build-301</meta:generator>
    <meta:initial-creator>J. Ontañón</meta:initial-creator>
    <meta:document-statistic meta:table-count="2" meta:image-count="0" meta:object-count="0" meta:page-count="5" meta:paragraph-count="81" meta:word-count="1793" meta:character-count="11002"/>
  </office:meta>
</office:document-meta>
</file>